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3422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68 kWh</text:p>
          </table:table-cell>
          <table:table-cell office:value-type="float" office:value="1744.02" calcext:value-type="float">
            <text:p>1744.02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/>
          <table:table-cell office:value-type="float" office:value="19.12" calcext:value-type="float">
            <text:p>19.12</text:p>
          </table:table-cell>
          <table:table-cell office:value-type="string" calcext:value-type="string">
            <text:p>T-0</text:p>
          </table:table-cell>
          <table:table-cell office:value-type="float" office:value="1930.77" calcext:value-type="float">
            <text:p>193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18 kWh</text:p>
          </table:table-cell>
          <table:table-cell office:value-type="float" office:value="1368.48" calcext:value-type="float">
            <text:p>1368.48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/>
          <table:table-cell office:value-type="float" office:value="15.35" calcext:value-type="float">
            <text:p>15.35</text:p>
          </table:table-cell>
          <table:table-cell office:value-type="string" calcext:value-type="string">
            <text:p>T-0</text:p>
          </table:table-cell>
          <table:table-cell office:value-type="float" office:value="1550.15" calcext:value-type="float">
            <text:p>155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13 kWh</text:p>
          </table:table-cell>
          <table:table-cell office:value-type="float" office:value="1326.77" calcext:value-type="float">
            <text:p>1326.77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/>
          <table:table-cell office:value-type="float" office:value="14.92" calcext:value-type="float">
            <text:p>14.92</text:p>
          </table:table-cell>
          <table:table-cell office:value-type="string" calcext:value-type="string">
            <text:p>T-0</text:p>
          </table:table-cell>
          <table:table-cell office:value-type="float" office:value="1507.32" calcext:value-type="float">
            <text:p>1507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20 kWh</text:p>
          </table:table-cell>
          <table:table-cell office:value-type="float" office:value="1371.71" calcext:value-type="float">
            <text:p>1371.71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/>
          <table:table-cell office:value-type="float" office:value="15.37" calcext:value-type="float">
            <text:p>15.37</text:p>
          </table:table-cell>
          <table:table-cell office:value-type="string" calcext:value-type="string">
            <text:p>T-0</text:p>
          </table:table-cell>
          <table:table-cell office:value-type="float" office:value="1552.04" calcext:value-type="float">
            <text:p>1552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67 kWh</text:p>
          </table:table-cell>
          <table:table-cell office:value-type="float" office:value="1701.8" calcext:value-type="float">
            <text:p>1701.8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/>
          <table:table-cell office:value-type="float" office:value="18.66" calcext:value-type="float">
            <text:p>18.66</text:p>
          </table:table-cell>
          <table:table-cell office:value-type="string" calcext:value-type="string">
            <text:p>T-0</text:p>
          </table:table-cell>
          <table:table-cell office:value-type="float" office:value="1884.75" calcext:value-type="float">
            <text:p>1884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11 kWh</text:p>
          </table:table-cell>
          <table:table-cell office:value-type="float" office:value="1296.36" calcext:value-type="float">
            <text:p>1296.3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string" calcext:value-type="string">
            <text:p>T-0</text:p>
          </table:table-cell>
          <table:table-cell office:value-type="float" office:value="1474.58" calcext:value-type="float">
            <text:p>1474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4.63" calcext:value-type="float">
            <text:p>24.6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49 kWh</text:p>
          </table:table-cell>
          <table:table-cell office:value-type="float" office:value="2977.79" calcext:value-type="float">
            <text:p>2977.79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208.45" calcext:value-type="float">
            <text:p>208.45</text:p>
          </table:table-cell>
          <table:table-cell office:value-type="float" office:value="31.41" calcext:value-type="float">
            <text:p>31.41</text:p>
          </table:table-cell>
          <table:table-cell office:value-type="string" calcext:value-type="string">
            <text:p>T-0</text:p>
          </table:table-cell>
          <table:table-cell office:value-type="float" office:value="3405.23" calcext:value-type="float">
            <text:p>340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5.98" calcext:value-type="float">
            <text:p>15.9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99 kWh</text:p>
          </table:table-cell>
          <table:table-cell office:value-type="float" office:value="1179.23" calcext:value-type="float">
            <text:p>1179.23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/>
          <table:table-cell office:value-type="float" office:value="13.42" calcext:value-type="float">
            <text:p>13.42</text:p>
          </table:table-cell>
          <table:table-cell office:value-type="string" calcext:value-type="string">
            <text:p>T-0</text:p>
          </table:table-cell>
          <table:table-cell office:value-type="float" office:value="1370.9" calcext:value-type="float">
            <text:p>137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12 kWh</text:p>
          </table:table-cell>
          <table:table-cell office:value-type="float" office:value="1259.78" calcext:value-type="float">
            <text:p>1259.78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/>
          <table:table-cell office:value-type="float" office:value="14.22" calcext:value-type="float">
            <text:p>14.22</text:p>
          </table:table-cell>
          <table:table-cell office:value-type="string" calcext:value-type="string">
            <text:p>T-0</text:p>
          </table:table-cell>
          <table:table-cell office:value-type="float" office:value="1436.47" calcext:value-type="float">
            <text:p>1436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4.46" calcext:value-type="float">
            <text:p>34.4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97 kWh</text:p>
          </table:table-cell>
          <table:table-cell office:value-type="float" office:value="1151.84" calcext:value-type="float">
            <text:p>1151.84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/>
          <table:table-cell office:value-type="float" office:value="13.14" calcext:value-type="float">
            <text:p>13.14</text:p>
          </table:table-cell>
          <table:table-cell office:value-type="string" calcext:value-type="string">
            <text:p>T-0</text:p>
          </table:table-cell>
          <table:table-cell office:value-type="float" office:value="1361.23" calcext:value-type="float">
            <text:p>1361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62.67" calcext:value-type="float">
            <text:p>262.6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12 kWh</text:p>
          </table:table-cell>
          <table:table-cell office:value-type="float" office:value="1249.75" calcext:value-type="float">
            <text:p>1249.75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/>
          <table:table-cell office:value-type="float" office:value="14.11" calcext:value-type="float">
            <text:p>14.11</text:p>
          </table:table-cell>
          <table:table-cell office:value-type="string" calcext:value-type="string">
            <text:p>T-0</text:p>
          </table:table-cell>
          <table:table-cell office:value-type="float" office:value="1687.68" calcext:value-type="float">
            <text:p>1687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50:35.468000000</meta:creation-date>
    <dc:date>2018-03-26T16:56:03.738000000</dc:date>
    <meta:editing-duration>PT5M28S</meta:editing-duration>
    <meta:editing-cycles>1</meta:editing-cycles>
    <meta:document-statistic meta:table-count="1" meta:cell-count="127" meta:object-count="0"/>
    <meta:generator>LibreOffice/5.3.4.2$Windows_x86 LibreOffice_project/f82d347ccc0be322489bf7da61d7e4ad13fe2ff3</meta:generator>
  </office:meta>
</office:document-meta>
</file>